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lassLoader.postProcess( Class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ClassLoader.getFl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lassLoader.loadClass( String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AbstractClassLoader.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lassLoader.getGenerator( ClassReade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lassLoader.AbstractClassLoader( ClassLoader parent , ClassLoader classPath , Class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